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ost per Part</text:p>
          </table:table-cell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float" office:value="133.77" calcext:value-type="float">
            <text:p>133.77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33.77" calcext:value-type="float">
            <text:p>133.77</text:p>
          </table:table-cell>
          <table:table-cell office:value-type="string" calcext:value-type="string">
            <text:p>https://www.digikey.de/de/products/detail/orion-fans/OD254AP-24HB/2621098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float" office:value="5.15" calcext:value-type="float">
            <text:p>5.1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.3" calcext:value-type="float">
            <text:p>10.3</text:p>
          </table:table-cell>
          <table:table-cell office:value-type="string" calcext:value-type="string">
            <text:p>https://www.digikey.de/de/products/detail/sunon-fans/MF80252V1-1000U-A99/6198743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float" office:value="188.96" calcext:value-type="float">
            <text:p>188.96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8.96" calcext:value-type="float">
            <text:p>188.96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1.99" calcext:value-type="float">
            <text:p>21.99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float" office:value="11.04" calcext:value-type="float">
            <text:p>11.04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2.08" calcext:value-type="float">
            <text:p>22.08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float" office:value="2.43" calcext:value-type="float">
            <text:p>2.43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24.3" calcext:value-type="float">
            <text:p>24.3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float" office:value="0.1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1.3" calcext:value-type="float">
            <text:p>1.3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1.4" calcext:value-type="float">
            <text:p>1.4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float" office:value="0.306" calcext:value-type="float">
            <text:p>0.306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float" office:value="12.24" calcext:value-type="float">
            <text:p>12.24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float" office:value="0.055" calcext:value-type="float">
            <text:p>0.055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float" office:value="1.1" calcext:value-type="float">
            <text:p>1.1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float" office:value="0.149" calcext:value-type="float">
            <text:p>0.149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float" office:value="2.98" calcext:value-type="float">
            <text:p>2.98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float" office:value="0.235" calcext:value-type="float">
            <text:p>0.235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0.94" calcext:value-type="float">
            <text:p>0.94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float" office:value="0.179" calcext:value-type="float">
            <text:p>0.179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0.358" calcext:value-type="float">
            <text:p>0.358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2.53" calcext:value-type="float">
            <text:p>2.53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float" office:value="42.99" calcext:value-type="float">
            <text:p>42.99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42.99" calcext:value-type="float">
            <text:p>42.99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7" calcext:value-type="float">
            <text:p>7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float" office:value="83.99" calcext:value-type="float">
            <text:p>83.9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83.99" calcext:value-type="float">
            <text:p>83.99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float" office:value="2.29" calcext:value-type="float">
            <text:p>2.29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float" office:value="45.8" calcext:value-type="float">
            <text:p>45.8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7]*[.C2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SUM([.D2:.D27])" office:value-type="float" office:value="604.028" calcext:value-type="float">
            <text:p>604.0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09T18:17:22.891311307</dc:date>
    <meta:editing-duration>PT58M</meta:editing-duration>
    <meta:editing-cycles>28</meta:editing-cycles>
    <meta:generator>LibreOffice/6.4.7.2$Linux_X86_64 LibreOffice_project/40$Build-2</meta:generator>
    <meta:document-statistic meta:table-count="1" meta:cell-count="104" meta:object-count="0"/>
  </office:meta>
</office:document-meta>
</file>